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Semibold" svg:font-family="'Open Sans Semibold'" style:font-family-generic="swiss" style:font-pitch="variable"/>
  </office:font-face-decls>
  <office:automatic-styles>
    <style:style style:name="P1" style:family="paragraph" style:parent-style-name="Standard">
      <style:text-properties style:font-name="Lato Black"/>
    </style:style>
    <style:style style:name="P2" style:family="paragraph" style:parent-style-name="Text_20_body">
      <style:text-properties style:font-name="Open Sans Condensed" officeooo:paragraph-rsid="0009312d"/>
    </style:style>
    <style:style style:name="P3" style:family="paragraph" style:parent-style-name="Text_20_body">
      <style:text-properties style:font-name="Open Sans Condensed Light"/>
    </style:style>
    <style:style style:name="T1" style:family="text">
      <style:text-properties officeooo:rsid="0009312d"/>
    </style:style>
    <style:style style:name="T2" style:family="text">
      <style:text-properties style:font-name="Open Sans Condensed"/>
    </style:style>
    <style:style style:name="T3" style:family="text">
      <style:text-properties style:font-name="Open Sans Semibold"/>
    </style:style>
    <style:style style:name="T4" style:family="text">
      <style:text-properties style:font-name="Lato Blac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eet Expectations</text:span></text:p>
      <text:p text:style-name="P2"><text:span text:style-name="T4"><text:line-break/></text:span><text:span text:style-name="T3">A code unit should always function exactly as expected. Methods should behave as their names suggest. Side effects should be evident.</text:span></text:p>
      <text:p text:style-name="P2"/>
      <text:p text:style-name="P3">* Pay particular attention today to your interfaces. They should be clear and understandable. They should not be prone to misunderstanding.</text:p>
      <text:p text:style-name="P3">* What causes misunderstandings when using methods? Can you think of any examples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Semibold" svg:font-family="'Open Sans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lix Roske</meta:initial-creator>
    <meta:creation-date>2024-08-07T10:36:02.493896570</meta:creation-date>
    <dc:date>2024-08-07T10:39:28.724831715</dc:date>
    <dc:creator>Felix Roske</dc:creator>
    <meta:editing-duration>PT3M26S</meta:editing-duration>
    <meta:editing-cycles>1</meta:editing-cycles>
    <meta:document-statistic meta:table-count="0" meta:image-count="0" meta:object-count="0" meta:page-count="1" meta:paragraph-count="4" meta:word-count="57" meta:character-count="372" meta:non-whitespace-character-count="318"/>
    <meta:generator>LibreOffice/7.3.7.2$Linux_X86_64 LibreOffice_project/30$Build-2</meta:generator>
  </office:meta>
</office:document-meta>
</file>